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6cm"/>
    </style:style>
    <style:style style:name="Table1.D" style:family="table-column">
      <style:table-column-properties style:column-width="4.2cm"/>
    </style:style>
    <style:style style:name="Table1.E" style:family="table-column">
      <style:table-column-properties style:column-width="2.401cm"/>
    </style:style>
    <style:style style:name="Table1.F" style:family="table-column">
      <style:table-column-properties style:column-width="2.649cm"/>
    </style:style>
    <style:style style:name="Table1.G" style:family="table-column">
      <style:table-column-properties style:column-width="2.35cm"/>
    </style:style>
    <style:style style:name="Table1.H" style:family="table-column">
      <style:table-column-properties style:column-width="1.9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0.5pt solid #000000" fo:border-bottom="none"/>
    </style:style>
    <style:style style:name="Table2" style:family="table">
      <style:table-properties style:width="21.001cm" fo:margin-left="-1.7cm" table:align="left"/>
    </style:style>
    <style:style style:name="Table2.A" style:family="table-column">
      <style:table-column-properties style:column-width="7.567cm"/>
    </style:style>
    <style:style style:name="Table2.B" style:family="table-column">
      <style:table-column-properties style:column-width="5.86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1e1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07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6.5pt" officeooo:rsid="00207cf6" officeooo:paragraph-rsid="00207cf6" style:font-size-asian="6.5pt" style:font-size-complex="6.5pt"/>
    </style:style>
    <style:style style:name="P11" style:family="paragraph" style:parent-style-name="Standard">
      <style:text-properties style:font-name="Arial" fo:font-size="6.5pt" officeooo:rsid="002754fd" officeooo:paragraph-rsid="0003958d" style:font-size-asian="6.5pt" style:font-size-complex="6.5pt"/>
    </style:style>
    <style:style style:name="P12" style:family="paragraph" style:parent-style-name="Standard">
      <style:paragraph-properties fo:text-align="center" style:justify-single-word="false"/>
      <style:text-properties officeooo:rsid="002754fd" officeooo:paragraph-rsid="0027d55d"/>
    </style:style>
    <style:style style:name="P13" style:family="paragraph" style:parent-style-name="Standard">
      <style:text-properties officeooo:rsid="002754fd" officeooo:paragraph-rsid="0027d55d"/>
    </style:style>
    <style:style style:name="P14" style:family="paragraph" style:parent-style-name="Standard">
      <style:paragraph-properties fo:text-align="center" style:justify-single-word="false"/>
      <style:text-properties style:font-name="Arial" officeooo:rsid="000d745e" officeooo:paragraph-rsid="000d745e"/>
    </style:style>
    <style:style style:name="P15" style:family="paragraph" style:parent-style-name="Standard">
      <style:paragraph-properties fo:text-align="end" style:justify-single-word="false"/>
      <style:text-properties style:font-name="Arial" fo:font-size="6.5pt" officeooo:paragraph-rsid="00207cf6" style:font-size-asian="6.5pt" style:font-size-complex="6.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6.5pt" officeooo:rsid="002754fd" officeooo:paragraph-rsid="0027d55d" style:font-size-asian="6.5pt" style:font-size-complex="6.5pt"/>
    </style:style>
    <style:style style:name="P17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18" style:family="paragraph" style:parent-style-name="Standard">
      <style:paragraph-properties fo:text-align="end" style:justify-single-word="false"/>
      <style:text-properties fo:font-size="8.5pt" officeooo:rsid="000d745e" officeooo:paragraph-rsid="0027e25a" style:font-size-asian="8.5pt" style:font-size-complex="8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style:font-name="Arial" officeooo:rsid="003e480c"/>
    </style:style>
    <style:style style:name="T6" style:family="text">
      <style:text-properties style:use-window-font-color="true" loext:opacity="0%" officeooo:rsid="0023ac47"/>
    </style:style>
    <style:style style:name="T7" style:family="text">
      <style:text-properties officeooo:rsid="000d0d8b"/>
    </style:style>
    <style:style style:name="T8" style:family="text">
      <style:text-properties officeooo:rsid="000d2792"/>
    </style:style>
    <style:style style:name="T9" style:family="text">
      <style:text-properties officeooo:rsid="00207cf6"/>
    </style:style>
    <style:style style:name="T10" style:family="text">
      <style:text-properties officeooo:rsid="0026fa7a"/>
    </style:style>
    <style:style style:name="T11" style:family="text">
      <style:text-properties style:font-name="Arial" fo:font-size="6.5pt" style:font-size-asian="6.5pt" style:font-size-complex="6.5pt"/>
    </style:style>
    <style:style style:name="T12" style:family="text">
      <style:text-properties style:font-name="Arial" fo:font-size="6.5pt" officeooo:rsid="003e480c" style:font-size-asian="6.5pt" style:font-size-complex="6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3"><text:span text:style-name="T2">Reporte de </text:span><text:span text:style-name="T6">Egresos</text:span></text:p>
      <text:p text:style-name="P17" loext:marker-style-name="T3"><text:span text:style-name="T4">Histórico</text:span></text:p>
      <text:p text:style-name="P18" loext:marker-style-name="T3"><text:span text:style-name="T5">{d.fechaImpresion}</text:span></text:p>
      <text:p text:style-name="P17" loext:marker-style-name="T3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7">Nombre de la Actividad</text:p>
          </table:table-cell>
          <table:table-cell table:style-name="Table1.A1" office:value-type="string">
            <text:p text:style-name="P8">Fecha</text:p>
          </table:table-cell>
          <table:table-cell table:style-name="Table1.A1" office:value-type="string">
            <text:p text:style-name="P10">Cantidad</text:p>
          </table:table-cell>
          <table:table-cell table:style-name="Table1.A1" office:value-type="string">
            <text:p text:style-name="P8">Razón</text:p>
          </table:table-cell>
          <table:table-cell table:style-name="Table1.A1" office:value-type="string">
            <text:p text:style-name="P8">Numero Documento</text:p>
          </table:table-cell>
          <table:table-cell table:style-name="Table1.A1" office:value-type="string">
            <text:p text:style-name="P8">No Transaccion</text:p>
          </table:table-cell>
          <table:table-cell table:style-name="Table1.A1" office:value-type="string">
            <text:p text:style-name="P8">Tipo Control</text:p>
          </table:table-cell>
          <table:table-cell table:style-name="Table1.A1" office:value-type="string">
            <text:p text:style-name="P8">Tipo Aportacion</text:p>
          </table:table-cell>
        </table:table-row>
        <table:table-row>
          <table:table-cell table:style-name="Table1.A1" office:value-type="string">
            <text:p text:style-name="P3">{d.<text:span text:style-name="T7">ingreso</text:span><text:span text:style-name="T1">[i]</text:span>.nombreActividad}</text:p>
          </table:table-cell>
          <table:table-cell table:style-name="Table1.A1" office:value-type="string">
            <text:p text:style-name="P3">{d.<text:span text:style-name="T7">ingreso</text:span><text:span text:style-name="T1">[i]</text:span>.fechaActividad}</text:p>
          </table:table-cell>
          <table:table-cell table:style-name="Table1.A1" office:value-type="string">
            <text:p text:style-name="P1">{d.<text:span text:style-name="T7">ingreso</text:span><text:span text:style-name="T1">[i]</text:span>.<text:span text:style-name="T9">cantidad</text:span>}</text:p>
          </table:table-cell>
          <table:table-cell table:style-name="Table1.A1" office:value-type="string">
            <text:p text:style-name="P3">{d.<text:span text:style-name="T7">ingreso</text:span><text:span text:style-name="T1">[i]</text:span>.<text:span text:style-name="T8">razon</text:span>}</text:p>
          </table:table-cell>
          <table:table-cell table:style-name="Table1.A1" office:value-type="string">
            <text:p text:style-name="P3">{d.<text:span text:style-name="T7">ingreso</text:span><text:span text:style-name="T1">[i]</text:span>.<text:span text:style-name="T8">dui</text:span>}</text:p>
          </table:table-cell>
          <table:table-cell table:style-name="Table1.A1" office:value-type="string">
            <text:p text:style-name="P3">{d.<text:span text:style-name="T7">ingreso</text:span><text:span text:style-name="T1">[i]</text:span>.noTransaccion}</text:p>
          </table:table-cell>
          <table:table-cell table:style-name="Table1.A1" office:value-type="string">
            <text:p text:style-name="P3">{d.<text:span text:style-name="T7">ingreso</text:span><text:span text:style-name="T1">[i]</text:span>.tipoAportacion}</text:p>
          </table:table-cell>
          <table:table-cell table:style-name="Table1.A1" office:value-type="string">
            <text:p text:style-name="P3">{d.<text:span text:style-name="T7">ingreso</text:span><text:span text:style-name="T1">[i]</text:span>.tipoControl}</text:p>
          </table:table-cell>
        </table:table-row>
        <table:table-row>
          <table:table-cell table:style-name="Table1.A1" office:value-type="string">
            <text:p text:style-name="P4">{d.<text:span text:style-name="T7">ingreso</text:span><text:span text:style-name="T1">[i</text:span><text:span text:style-name="T7">+1</text:span><text:span text:style-name="T1">]</text:span>.nombreActividad}</text:p>
          </table:table-cell>
          <table:table-cell table:style-name="Table1.A1" office:value-type="string">
            <text:p text:style-name="P3">{d.<text:span text:style-name="T7">ingreso</text:span><text:span text:style-name="T1">[i</text:span><text:span text:style-name="T8">+1</text:span><text:span text:style-name="T1">]</text:span>.fechaActividad}</text:p>
          </table:table-cell>
          <table:table-cell table:style-name="Table1.A1" office:value-type="string">
            <text:p text:style-name="P2">{d.<text:span text:style-name="T7">ingreso</text:span><text:span text:style-name="T1">[i</text:span><text:span text:style-name="T8">+1</text:span><text:span text:style-name="T1">]</text:span>. <text:span text:style-name="T9">cantidad</text:span> }</text:p>
          </table:table-cell>
          <table:table-cell table:style-name="Table1.A1" office:value-type="string">
            <text:p text:style-name="P5">{d.<text:span text:style-name="T7">ingreso</text:span><text:span text:style-name="T1">[i</text:span><text:span text:style-name="T8">+1</text:span><text:span text:style-name="T1">]</text:span>.<text:span text:style-name="T8">razon</text:span>}</text:p>
          </table:table-cell>
          <table:table-cell table:style-name="Table1.A1" office:value-type="string">
            <text:p text:style-name="P5">{d.<text:span text:style-name="T7">ingreso</text:span><text:span text:style-name="T1">[i</text:span><text:span text:style-name="T8">+1</text:span><text:span text:style-name="T1">]</text:span>.<text:span text:style-name="T8">dui</text:span>}</text:p>
          </table:table-cell>
          <table:table-cell table:style-name="Table1.A1" office:value-type="string">
            <text:p text:style-name="P5">{d.<text:span text:style-name="T7">ingreso</text:span><text:span text:style-name="T1">[i</text:span><text:span text:style-name="T8">+1</text:span><text:span text:style-name="T1">]</text:span>.noTransaccion}</text:p>
          </table:table-cell>
          <table:table-cell table:style-name="Table1.A1" office:value-type="string">
            <text:p text:style-name="P5">{d.<text:span text:style-name="T7">ingreso</text:span><text:span text:style-name="T1">[i</text:span><text:span text:style-name="T8">+1</text:span><text:span text:style-name="T1">]</text:span>.tipoAportacion}</text:p>
          </table:table-cell>
          <table:table-cell table:style-name="Table1.A1" office:value-type="string">
            <text:p text:style-name="P5">{d.<text:span text:style-name="T7">ingreso</text:span><text:span text:style-name="T1">[i</text:span><text:span text:style-name="T8">+1</text:span><text:span text:style-name="T1">]</text:span>.tipoControl}</text:p>
          </table:table-cell>
        </table:table-row>
        <table:table-row>
          <table:table-cell table:style-name="Table1.A4" table:number-columns-spanned="2" office:value-type="string">
            <text:p text:style-name="P6">Total <text:span text:style-name="T10">Egreso</text:span></text:p>
          </table:table-cell>
          <table:covered-table-cell/>
          <table:table-cell table:style-name="Table1.A4" office:value-type="string">
            <text:p text:style-name="P15" loext:marker-style-name="T3"><text:span text:style-name="T2">{d.total} 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1"/>
      <text:p text:style-name="P13"><text:span text:style-name="T12"/>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2"><text:span text:style-name="T12">Nombre:</text:span><text:span text:style-name="T11">________________________<text:tab/></text:span></text:p>
          </table:table-cell>
          <table:table-cell table:style-name="Table2.A1" office:value-type="string">
            <text:p text:style-name="P16">Firma:________________________<text:tab/></text:p>
          </table:table-cell>
          <table:table-cell table:style-name="Table2.A1" office:value-type="string">
            <text:p text:style-name="P16"><text:s/>Sello</text:p>
          </table:table-cell>
        </table:table-row>
      </table:table>
      <text:p text:style-name="P1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2-07T15:01:34.515420256</dc:date>
    <meta:editing-duration>PT1H21M10S</meta:editing-duration>
    <meta:editing-cycles>39</meta:editing-cycles>
    <meta:document-statistic meta:table-count="2" meta:image-count="0" meta:object-count="0" meta:page-count="1" meta:paragraph-count="32" meta:word-count="44" meta:character-count="657" meta:non-whitespace-character-count="641"/>
  </office:meta>
</office:document-meta>
</file>